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jercicios</text:p>
      <text:list text:style-name="L1">
        <text:list-item>
          <text:p text:style-name="P1">Cree un pseudocódigo que le pida un precio de producto al usuario, calcule su descuento y muestre el precio final tomando en cuenta que:</text:p>
          <text:p text:style-name="P1">Si el precio es menor a 100, el descuento es del 2%.</text:p>
          <text:p text:style-name="P1">Si el precio es mayor o igual a 100, el descuento es del 10%.</text:p>
          <text:p text:style-name="P1"><text:span text:style-name="Emphasis">Ejemplos</text:span>:</text:p>
          <text:p text:style-name="P1">120 → 108</text:p>
          <text:p text:style-name="P1">40 → 39.2</text:p>
        </text:list-item>
      </text:list>
      <text:p text:style-name="Text_20_body">Respuesta:</text:p>
      <text:list text:style-name="L2">
        <text:list-item>
          <text:p text:style-name="P2">Inicio</text:p>
        </text:list-item>
        <text:list-item>
          <text:p text:style-name="P2">Definir <text:span text:style-name="Source_20_Text">precioDeProducto</text:span></text:p>
        </text:list-item>
        <text:list-item>
          <text:p text:style-name="P2">Definir <text:span text:style-name="Source_20_Text">descuento</text:span></text:p>
        </text:list-item>
        <text:list-item>
          <text:p text:style-name="P2">Definir <text:span text:style-name="Source_20_Text">precioFinal</text:span></text:p>
        </text:list-item>
        <text:list-item>
          <text:p text:style-name="P2">Mostrar “¿Cuál es el precio del producto?”</text:p>
        </text:list-item>
        <text:list-item>
          <text:p text:style-name="P2">Pedir <text:span text:style-name="Source_20_Text">precioDeProducto</text:span></text:p>
        </text:list-item>
        <text:list-item>
          <text:p text:style-name="P2">Si (<text:span text:style-name="Source_20_Text">precioDeProducto</text:span> &lt; 100) entonces:</text:p>
          <text:list>
            <text:list-item>
              <text:p text:style-name="P3"><text:span text:style-name="Source_20_Text">descuento</text:span> = <text:span text:style-name="Source_20_Text">precioDeProducto</text:span>* .02 </text:p>
            </text:list-item>
          </text:list>
        </text:list-item>
        <text:list-item>
          <text:p text:style-name="P2">Sino:</text:p>
          <text:list>
            <text:list-item>
              <text:p text:style-name="P3"><text:span text:style-name="Source_20_Text">descuento</text:span> = <text:span text:style-name="Source_20_Text">precioDeProducto</text:span>* .1 </text:p>
            </text:list-item>
            <text:list-item>
              <text:p text:style-name="P3">FinSi </text:p>
            </text:list-item>
          </text:list>
        </text:list-item>
        <text:list-item>
          <text:p text:style-name="P2"><text:span text:style-name="Source_20_Text">precioFinal</text:span>= <text:span text:style-name="Source_20_Text">precioDeProducto</text:span> - <text:span text:style-name="Source_20_Text">descuento</text:span></text:p>
        </text:list-item>
        <text:list-item>
          <text:p text:style-name="P2">Mostrar “El precio final con descuento es de:”</text:p>
        </text:list-item>
        <text:list-item>
          <text:p text:style-name="P2">Mostar <text:span text:style-name="Source_20_Text">precioFinal</text:span></text:p>
        </text:list-item>
        <text:list-item>
          <text:p text:style-name="P2">Fin</text:p>
        </text:list-item>
        <text:list-item>
          <text:p text:style-name="P2">Cree un pseudocódigo que le pida un tiempo en segundos al usuario y calcule si es menor o mayor a 10 minutos. Si es menor, muestre cuantos segundos faltarían para llegar a 10 minutos. Si es mayor, muestre “<text:span text:style-name="Emphasis">Mayor</text:span>”. Si es exactamente igual, muestre “<text:span text:style-name="Emphasis">Igual</text:span>”.</text:p>
          <text:p text:style-name="P2"><text:span text:style-name="Emphasis">Ejemplos</text:span>:</text:p>
          <text:p text:style-name="P2">1040 → Mayor</text:p>
          <text:p text:style-name="P2">140 → 460</text:p>
          <text:p text:style-name="P2">600 → Igual</text:p>
          <text:p text:style-name="P2">599 → 1</text:p>
        </text:list-item>
      </text:list>
      <text:p text:style-name="Text_20_body">Respuesta:</text:p>
      <text:list text:style-name="L3">
        <text:list-item>
          <text:p text:style-name="P4"><text:soft-page-break/>Inicio</text:p>
        </text:list-item>
        <text:list-item>
          <text:p text:style-name="P4">Definir <text:span text:style-name="Source_20_Text">tiempoEnSegundos</text:span></text:p>
        </text:list-item>
        <text:list-item>
          <text:p text:style-name="P4">Definir <text:span text:style-name="Source_20_Text">segundosFaltantes</text:span></text:p>
        </text:list-item>
        <text:list-item>
          <text:p text:style-name="P4">Mostrar “Introduzca el tiempo en segundos”</text:p>
        </text:list-item>
        <text:list-item>
          <text:p text:style-name="P4">Pedir <text:span text:style-name="Source_20_Text">tiempoEnSegundos</text:span></text:p>
        </text:list-item>
        <text:list-item>
          <text:p text:style-name="P4">Si (<text:span text:style-name="Source_20_Text">tiempoEnSegundos</text:span>&lt; 600) entonces:</text:p>
          <text:list>
            <text:list-item>
              <text:p text:style-name="P5"><text:span text:style-name="Source_20_Text">segundosFaltantes</text:span>= 600 - <text:span text:style-name="Source_20_Text">tiempoEnSegundos</text:span> </text:p>
            </text:list-item>
            <text:list-item>
              <text:p text:style-name="P5">Mostrar <text:span text:style-name="Source_20_Text">segundosFaltantes</text:span> </text:p>
            </text:list-item>
          </text:list>
        </text:list-item>
        <text:list-item>
          <text:p text:style-name="P4">Sino:</text:p>
          <text:list>
            <text:list-item>
              <text:p text:style-name="P5">Si (<text:span text:style-name="Source_20_Text">tiempoEnSegundos</text:span> &gt; 600) entonces: </text:p>
            </text:list-item>
            <text:list-item>
              <text:p text:style-name="P5">Mostrar “Mayor” </text:p>
            </text:list-item>
          </text:list>
        </text:list-item>
        <text:list-item>
          <text:p text:style-name="P4">Sino:</text:p>
          <text:list>
            <text:list-item>
              <text:p text:style-name="P5">Mostrar “Igual” </text:p>
            </text:list-item>
            <text:list-item>
              <text:p text:style-name="P5">FinSi </text:p>
            </text:list-item>
          </text:list>
        </text:list-item>
        <text:list-item>
          <text:p text:style-name="P4">Fin</text:p>
        </text:list-item>
        <text:list-item>
          <text:p text:style-name="P4">Cree un algoritmo que le pida un numero al usuario, y realice una suma de cada numero del 1 hasta ese número ingresado. Luego muestre el resultado de la suma. 3 → 6 (1 + 2 + 3) 5 → 15 (1 + 2 + 3 + 4 + 5) 12 → 78 (1 + 2 + 3 + 4 + 5 + 6 + 7 + 8 + 9 + 10 + 11 + 12)</text:p>
        </text:list-item>
      </text:list>
      <text:p text:style-name="Text_20_body">Respuesta:</text:p>
      <text:list text:style-name="L4">
        <text:list-item>
          <text:p text:style-name="P6">Inicio </text:p>
        </text:list-item>
        <text:list-item>
          <text:p text:style-name="P6">Definir <text:span text:style-name="Source_20_Text">numero</text:span> </text:p>
        </text:list-item>
        <text:list-item>
          <text:p text:style-name="P6">Definir <text:span text:style-name="Source_20_Text">contador</text:span> = 1 </text:p>
        </text:list-item>
        <text:list-item>
          <text:p text:style-name="P6">Definir <text:span text:style-name="Source_20_Text">Suma</text:span> = 0 </text:p>
        </text:list-item>
        <text:list-item>
          <text:p text:style-name="P6">Mostrar “Introduzca un numero” </text:p>
        </text:list-item>
        <text:list-item>
          <text:p text:style-name="P6">Pedir <text:span text:style-name="Source_20_Text">numero</text:span> </text:p>
        </text:list-item>
        <text:list-item>
          <text:p text:style-name="P6">Mientras (<text:span text:style-name="Source_20_Text">contador</text:span>&lt;= <text:span text:style-name="Source_20_Text">numero</text:span>) entonces: </text:p>
          <text:list>
            <text:list-item>
              <text:p text:style-name="P6"><text:span text:style-name="Source_20_Text">Suma</text:span>= <text:span text:style-name="Source_20_Text">contador</text:span>+ <text:span text:style-name="Source_20_Text">Suma</text:span> </text:p>
            </text:list-item>
            <text:list-item>
              <text:p text:style-name="P6"><text:span text:style-name="Source_20_Text">contador</text:span> = <text:span text:style-name="Source_20_Text">contador</text:span> + 1 </text:p>
            </text:list-item>
            <text:list-item>
              <text:p text:style-name="P6">FinMientras </text:p>
            </text:list-item>
          </text:list>
        </text:list-item>
        <text:list-item>
          <text:p text:style-name="P6">Mostrar “El resultado de la suma de los números es:” </text:p>
        </text:list-item>
        <text:list-item>
          <text:p text:style-name="P6">Mostrar <text:span text:style-name="Source_20_Text">Suma</text:span> </text:p>
        </text:list-item>
        <text:list-item>
          <text:p text:style-name="P7">Fin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12:27:56.917481800</meta:creation-date>
    <dc:date>2025-08-04T12:28:39.367338000</dc:date>
    <meta:editing-duration>PT42S</meta:editing-duration>
    <meta:editing-cycles>1</meta:editing-cycles>
    <meta:document-statistic meta:table-count="0" meta:image-count="0" meta:object-count="0" meta:page-count="2" meta:paragraph-count="60" meta:word-count="366" meta:character-count="1914" meta:non-whitespace-character-count="1632"/>
    <meta:generator>LibreOffice/25.2.4.3$Windows_X86_64 LibreOffice_project/33e196637044ead23f5c3226cde09b47731f7e27</meta:generator>
  </office:meta>
</office:document-meta>
</file>